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Lato" fo:font-size="20pt" officeooo:rsid="0020fad3" officeooo:paragraph-rsid="0020fad3" style:font-size-asian="20pt" style:font-size-complex="20pt"/>
    </style:style>
    <style:style style:name="P2" style:family="paragraph" style:parent-style-name="Standard">
      <style:text-properties style:font-name="Lato" officeooo:rsid="001e3a57" officeooo:paragraph-rsid="001e3a57"/>
    </style:style>
    <style:style style:name="P3" style:family="paragraph" style:parent-style-name="Standard">
      <style:text-properties style:font-name="Lato" officeooo:rsid="002224ff" officeooo:paragraph-rsid="001e3a57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ato" officeooo:rsid="002224ff" officeooo:paragraph-rsid="002224ff"/>
    </style:style>
    <style:style style:name="P5" style:family="paragraph" style:parent-style-name="Standard">
      <style:text-properties style:font-name="Lato" fo:font-size="20pt" officeooo:rsid="0020fad3" officeooo:paragraph-rsid="001e3a57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style:font-name="Lato" fo:font-size="12pt" officeooo:rsid="0020fad3" officeooo:paragraph-rsid="0020fad3" style:font-size-asian="10.5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Lato" fo:font-size="12pt" officeooo:rsid="0027d022" officeooo:paragraph-rsid="0027d022" style:font-size-asian="10.5pt" style:font-size-complex="12pt"/>
    </style:style>
    <style:style style:name="P8" style:family="paragraph" style:parent-style-name="Title">
      <style:paragraph-properties fo:text-align="start" style:justify-single-word="false"/>
      <style:text-properties style:font-name="Lato" fo:font-size="20pt" officeooo:rsid="0027d022" officeooo:paragraph-rsid="0027d022" style:font-size-asian="20pt" style:font-size-complex="20pt"/>
    </style:style>
    <style:style style:name="T1" style:family="text">
      <style:text-properties officeooo:rsid="0022c0d5"/>
    </style:style>
    <style:style style:name="T2" style:family="text">
      <style:text-properties officeooo:rsid="00243d8d"/>
    </style:style>
    <style:style style:name="T3" style:family="text">
      <style:text-properties officeooo:rsid="0025346a"/>
    </style:style>
    <style:style style:name="T4" style:family="text">
      <style:text-properties officeooo:rsid="0027d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3"/>
      <text:p text:style-name="P4">In the foreseeable future it will be possible to have self-driving cars <text:span text:style-name="T1">in the city environment</text:span>. A number of simulations have been performed to assess the impact and possibilities of autonomous vehicles, mainly seeing them as a means of public transportation. While previous studies have focused on the replacement of existing private car trips, the interplay between a newly introduced autonomous vehicle taxi service with the existing means of transport in a traffic scenario will be investigated here. </text:p>
      <text:p text:style-name="P4">The study is based on the agent-based traffic simulation framework MATSim and covers the whole process from the implementation of the transport mode, several extensions of existing MATSim assets and the simulation results.</text:p>
      <text:p text:style-name="P4">It has been found that the introduced AV<text:span text:style-name="T2">s</text:span> <text:span text:style-name="T2">are</text:span> mainly competing with established public transport services and <text:span text:style-name="T2">that</text:span> the net driven distance by cars in the network <text:span text:style-name="T2">is increased</text:span>. It is claimed that varying pricing schemes alone cannot lead to a more balanced and sustainable mode share, but <text:span text:style-name="T2">that they need to be supported</text:span> by <text:span text:style-name="T2">pinpointed </text:span>incentive <text:span text:style-name="T2">and/</text:span>or taxation <text:span text:style-name="T3">policy</text:span>.</text:p>
      <text:p text:style-name="P5"/>
      <text:p text:style-name="P5"/>
      <text:p text:style-name="P5"/>
      <text:p text:style-name="P1">Keywords</text:p>
      <text:p text:style-name="P6">autonomous, taxi, agent-based model, multi-modal, <text:span text:style-name="T4">traffic simulation</text:span></text:p>
      <text:p text:style-name="P6"/>
      <text:p text:style-name="P6"/>
      <text:p text:style-name="P6"/>
      <text:p text:style-name="P8">Acknowledgements</text:p>
      <text:p text:style-name="P7">The computational work for this thesis was done on resources of the National Supercomputing Computer, Singapore (https://www.nscc.s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5-23T12:10:20.556312293</dc:date>
    <dc:creator>Sebastian Hörl</dc:creator>
    <meta:editing-duration>PT50M42S</meta:editing-duration>
    <meta:editing-cycles>10</meta:editing-cycles>
    <meta:generator>LibreOffice/5.0.6.2$Linux_X86_64 LibreOffice_project/00$Build-2</meta:generator>
    <meta:document-statistic meta:table-count="0" meta:image-count="0" meta:object-count="0" meta:page-count="1" meta:paragraph-count="8" meta:word-count="198" meta:character-count="1327" meta:non-whitespace-character-count="1136"/>
  </office:meta>
</office:document-meta>
</file>